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 draw:shadow="hidden"/>
    </style:style>
    <style:style style:name="gr5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svg:stroke-color="#ffffff"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color="#ffffff" fo:font-size="12pt" style:font-size-asian="12pt" style:font-size-complex="1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color="#ffffff" fo:font-size="14pt" style:font-size-asian="14pt" style:font-size-complex="14pt"/>
    </style:style>
    <style:style style:name="P6" style:family="paragraph">
      <style:paragraph-properties fo:text-align="center"/>
      <style:text-properties fo:color="#ffffff" fo:font-size="18pt" style:font-size-asian="18pt" style:font-size-complex="18pt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color="#ffffff"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ffff" fo:font-size="14pt" style:font-size-asian="14pt" style:font-size-complex="14pt"/>
    </style:style>
    <style:style style:name="T4" style:family="text">
      <style:text-properties fo:color="#ffffff" fo:font-size="18pt" style:font-size-asian="18pt" style:font-size-complex="18pt"/>
    </style:style>
    <style:style style:name="T5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5cm" svg:height="10cm" svg:x="1cm" svg:y="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857cm" svg:height="2.857cm" svg:x="20.286cm" svg:y="7.679cm">
          <text:p text:style-name="P2"><text:span text:style-name="T1"/></text:p>
          <text:p text:style-name="P2"><text:span text:style-name="T1"><text:s text:c="4"/></text:span><text:span text:style-name="T1">RETURN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429cm" svg:height="1.429cm" svg:x="4.571cm" svg:y="4.107cm">
          <text:p text:style-name="P1">f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429cm" svg:height="1.429cm" svg:x="6cm" svg:y="4.107cm">
          <text:p text:style-name="P1">f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428cm" svg:height="1.429cm" svg:x="7.429cm" svg:y="4.107cm">
          <text:p text:style-name="P1">f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429cm" svg:height="1.429cm" svg:x="8.857cm" svg:y="4.107cm">
          <text:p text:style-name="P1">f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429cm" svg:height="1.429cm" svg:x="11cm" svg:y="4.107cm">
          <text:p text:style-name="P1">f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428cm" svg:height="1.429cm" svg:x="12.429cm" svg:y="4.107cm">
          <text:p text:style-name="P1">f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429cm" svg:height="1.429cm" svg:x="13.857cm" svg:y="4.107cm">
          <text:p text:style-name="P1">f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428cm" svg:height="1.429cm" svg:x="15.286cm" svg:y="4.107cm">
          <text:p text:style-name="P1">f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428cm" svg:height="1.429cm" svg:x="17.429cm" svg:y="4.107cm">
          <text:p text:style-name="P1">f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429cm" svg:height="1.429cm" svg:x="18.857cm" svg:y="4.107cm">
          <text:p text:style-name="P1">f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428cm" svg:height="1.429cm" svg:x="20.286cm" svg:y="4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429cm" svg:height="1.429cm" svg:x="21.714cm" svg:y="4.107cm">
          <text:p text:style-name="P1"><text:span text:style-name="T2">B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1.429cm" svg:height="1.429cm" svg:x="2.857cm" svg:y="6.25cm">
          <text:p text:style-name="P1"><text:span text:style-name="T3">!</text:span></text:p>
          <text:p text:style-name="P1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1.429cm" svg:height="1.429cm" svg:x="1.714cm" svg:y="4.107cm">
          <text:p text:style-name="P1"><text:span text:style-name="T3">E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1.428cm" svg:height="1.429cm" svg:x="4.286cm" svg:y="6.25cm">
          <text:p text:style-name="P1"><text:span text:style-name="T3">“</text:span></text:p>
          <text:p text:style-name="P1"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1.429cm" svg:height="1.429cm" svg:x="5.714cm" svg:y="6.25cm">
          <text:p text:style-name="P1"><text:span text:style-name="T3">#</text:span></text:p>
          <text:p text:style-name="P1"><text:span text:style-name="T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1.428cm" svg:height="1.429cm" svg:x="7.143cm" svg:y="6.25cm">
          <text:p text:style-name="P1"><text:span text:style-name="T3">$</text:span></text:p>
          <text:p text:style-name="P1"><text:span text:style-name="T3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1.429cm" svg:height="1.429cm" svg:x="8.571cm" svg:y="6.25cm">
          <text:p text:style-name="P1"><text:span text:style-name="T3">%</text:span></text:p>
          <text:p text:style-name="P1"><text:span text:style-name="T3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1.429cm" svg:height="1.429cm" svg:x="10cm" svg:y="6.25cm">
          <text:p text:style-name="P1"><text:span text:style-name="T3">&amp;</text:span></text:p>
          <text:p text:style-name="P1"><text:span text:style-name="T3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1.428cm" svg:height="1.429cm" svg:x="11.429cm" svg:y="6.25cm">
          <text:p text:style-name="P1"><text:span text:style-name="T3">'</text:span></text:p>
          <text:p text:style-name="P1"><text:span text:style-name="T3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1.429cm" svg:height="1.429cm" svg:x="12.857cm" svg:y="6.25cm">
          <text:p text:style-name="P1"><text:span text:style-name="T3">(</text:span></text:p>
          <text:p text:style-name="P1"><text:span text:style-name="T3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1.428cm" svg:height="1.429cm" svg:x="14.286cm" svg:y="6.25cm">
          <text:p text:style-name="P1"><text:span text:style-name="T3">)</text:span></text:p>
          <text:p text:style-name="P1"><text:span text:style-name="T3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429cm" svg:height="1.429cm" svg:x="15.714cm" svg:y="6.25cm">
          <text:p text:style-name="P1"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1.428cm" svg:height="1.429cm" svg:x="17.143cm" svg:y="6.25cm">
          <text:p text:style-name="P4"><text:span text:style-name="T3">=</text:span></text:p>
          <text:p text:style-name="P4"><text:span text:style-name="T3">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1.429cm" svg:height="1.429cm" svg:x="18.571cm" svg:y="6.25cm">
          <text:p text:style-name="P4"><text:span text:style-name="T3">~</text:span></text:p>
          <text:p text:style-name="P4"><text:span text:style-name="T3">^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428cm" svg:height="1.429cm" svg:x="1.429cm" svg:y="6.25cm">
          <text:p text:style-name="P1"><text:span text:style-name="T4">@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3.143cm" svg:height="1.429cm" svg:x="20cm" svg:y="6.25cm">
          <text:p text:style-name="P4"><text:span text:style-name="T3">DE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429cm" svg:height="1.428cm" svg:x="5cm" svg:y="7.679cm">
          <text:p text:style-name="P7"><text:span text:style-name="T4">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428cm" svg:height="1.428cm" svg:x="6.429cm" svg:y="7.679cm">
          <text:p text:style-name="P7"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429cm" svg:height="1.428cm" svg:x="7.857cm" svg:y="7.679cm">
          <text:p text:style-name="P7"><text:span text:style-name="T4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428cm" svg:height="1.428cm" svg:x="9.286cm" svg:y="7.679cm">
          <text:p text:style-name="P7"><text:span text:style-name="T4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429cm" svg:height="1.428cm" svg:x="10.714cm" svg:y="7.679cm">
          <text:p text:style-name="P7"><text:span text:style-name="T4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428cm" svg:height="1.428cm" svg:x="12.143cm" svg:y="7.679cm">
          <text:p text:style-name="P7"><text:span text:style-name="T4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429cm" svg:height="1.428cm" svg:x="13.571cm" svg:y="7.679cm">
          <text:p text:style-name="P7"><text:span text:style-name="T4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429cm" svg:height="1.428cm" svg:x="15cm" svg:y="7.679cm">
          <text:p text:style-name="P7"><text:span text:style-name="T4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428cm" svg:height="1.428cm" svg:x="16.429cm" svg:y="7.679cm">
          <text:p text:style-name="P7"><text:span text:style-name="T4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1.429cm" svg:height="1.428cm" svg:x="17.857cm" svg:y="7.679cm">
          <text:p text:style-name="P4"><text:span text:style-name="T3">{</text:span></text:p>
          <text:p text:style-name="P4"><text:span text:style-name="T3">[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1.428cm" svg:height="1.428cm" svg:x="19.286cm" svg:y="7.679cm">
          <text:p text:style-name="P4"><text:span text:style-name="T3">}</text:span></text:p>
          <text:p text:style-name="P4"><text:span text:style-name="T3">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429cm" svg:height="1.429cm" svg:x="5.514cm" svg:y="9.107cm">
          <text:p text:style-name="P7"><text:span text:style-name="T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428cm" svg:height="1.429cm" svg:x="6.943cm" svg:y="9.107cm">
          <text:p text:style-name="P7"><text:span text:style-name="T4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429cm" svg:height="1.429cm" svg:x="8.371cm" svg:y="9.107cm">
          <text:p text:style-name="P7"><text:span text:style-name="T4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429cm" svg:height="1.429cm" svg:x="9.8cm" svg:y="9.107cm">
          <text:p text:style-name="P7"><text:span text:style-name="T4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428cm" svg:height="1.429cm" svg:x="11.229cm" svg:y="9.107cm">
          <text:p text:style-name="P7"><text:span text:style-name="T4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429cm" svg:height="1.429cm" svg:x="12.657cm" svg:y="9.107cm">
          <text:p text:style-name="P7"><text:span text:style-name="T4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428cm" svg:height="1.429cm" svg:x="14.086cm" svg:y="9.107cm">
          <text:p text:style-name="P7"><text:span text:style-name="T4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429cm" svg:height="1.429cm" svg:x="15.514cm" svg:y="9.107cm">
          <text:p text:style-name="P7"><text:span text:style-name="T4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1.428cm" svg:height="1.429cm" svg:x="16.943cm" svg:y="9.107cm">
          <text:p text:style-name="P4"><text:span text:style-name="T3">+</text:span></text:p>
          <text:p text:style-name="P4"><text:span text:style-name="T3">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1.429cm" svg:height="1.429cm" svg:x="18.371cm" svg:y="9.107cm">
          <text:p text:style-name="P4"><text:span text:style-name="T3">*</text:span></text:p>
          <text:p text:style-name="P4"><text:span text:style-name="T3">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1.429cm" svg:height="1.429cm" svg:x="19.8cm" svg:y="9.107cm">
          <text:p text:style-name="P4"><text:span text:style-name="T3">£</text:span></text:p>
          <text:p text:style-name="P4"><text:span text:style-name="T3">_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428cm" svg:height="1.428cm" svg:x="7.586cm" svg:y="10.536cm">
          <text:p text:style-name="P7"><text:span text:style-name="T4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429cm" svg:height="1.428cm" svg:x="9.014cm" svg:y="10.536cm">
          <text:p text:style-name="P7"><text:span text:style-name="T4">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428cm" svg:height="1.428cm" svg:x="10.443cm" svg:y="10.536cm">
          <text:p text:style-name="P7"><text:span text:style-name="T4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429cm" svg:height="1.428cm" svg:x="11.871cm" svg:y="10.536cm">
          <text:p text:style-name="P7"><text:span text:style-name="T4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429cm" svg:height="1.428cm" svg:x="13.3cm" svg:y="10.536cm">
          <text:p text:style-name="P7"><text:span text:style-name="T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1.428cm" svg:height="1.428cm" svg:x="14.729cm" svg:y="10.536cm">
          <text:p text:style-name="P4"><text:span text:style-name="T3">&lt;</text:span></text:p>
          <text:p text:style-name="P4"><text:span text:style-name="T3">,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1.429cm" svg:height="1.428cm" svg:x="16.157cm" svg:y="10.536cm">
          <text:p text:style-name="P4"><text:span text:style-name="T3">&gt;</text:span></text:p>
          <text:p text:style-name="P4"><text:span text:style-name="T3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1.428cm" svg:height="1.428cm" svg:x="17.586cm" svg:y="10.536cm">
          <text:p text:style-name="P4"><text:span text:style-name="T3">?</text:span></text:p>
          <text:p text:style-name="P4"><text:span text:style-name="T3">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4.129cm" svg:height="1.428cm" svg:x="19.014cm" svg:y="10.536cm">
          <text:p text:style-name="P4"><text:span text:style-name="T3">SHI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draw:layer="layout" svg:width="1.428cm" svg:height="1.428cm" svg:x="4.729cm" svg:y="10.536cm">
          <text:p text:style-name="P1"><text:span text:style-name="T5">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1.429cm" svg:height="1.428cm" svg:x="3.314cm" svg:y="10.536cm">
          <text:p text:style-name="P4"><text:span text:style-name="T3">|</text:span></text:p>
          <text:p text:style-name="P4"><text:span text:style-name="T3">\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828cm" svg:height="1.429cm" svg:x="1.429cm" svg:y="9.107cm">
          <text:p text:style-name="P2"><text:span text:style-name="T1">CAPS 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2.357cm" svg:height="1.428cm" svg:x="1.429cm" svg:y="7.679cm">
          <text:p text:style-name="P4"><text:span text:style-name="T3">T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1.885cm" svg:height="1.428cm" svg:x="1.429cm" svg:y="10.536cm">
          <text:p text:style-name="P4"><text:span text:style-name="T3">SHI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572cm" svg:height="1.429cm" svg:x="5.514cm" svg:y="11.964cm">
          <text:p text:style-name="P2"><text:span text:style-name="T1">SHIFT</text:span></text:p>
          <text:p text:style-name="P2"><text:span text:style-name="T1">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8.485cm" svg:height="1.429cm" svg:x="7.086cm" svg:y="11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886cm" svg:height="1.429cm" svg:x="15.571cm" svg:y="11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1.428cm" svg:height="1.429cm" svg:x="21.686cm" svg:y="11.964cm">
          <text:p text:style-name="P4"><text:span text:style-name="T3">CTR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2.357cm" svg:height="1.429cm" svg:x="1.429cm" svg:y="11.964cm">
          <text:p text:style-name="P4"><text:span text:style-name="T3">CTR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1.429cm" svg:height="1.429cm" svg:x="23.857cm" svg:y="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1.428cm" svg:height="1.429cm" svg:x="25.286cm" svg:y="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1.429cm" svg:height="1.429cm" svg:x="26.714cm" svg:y="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1.429cm" svg:height="1.428cm" svg:x="23.857cm" svg:y="7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1.428cm" svg:height="1.428cm" svg:x="25.286cm" svg:y="7.679cm">
          <text:p text:style-name="P4"><text:span text:style-name="T3">CO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1.429cm" svg:height="1.428cm" svg:x="26.714cm" svg:y="7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428cm" svg:height="1.428cm" svg:x="25.286cm" svg:y="10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429cm" svg:height="1.429cm" svg:x="23.857cm" svg:y="11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428cm" svg:height="1.429cm" svg:x="25.286cm" svg:y="11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429cm" svg:height="1.429cm" svg:x="26.714cm" svg:y="11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26cm" svg:y1="11.607cm" svg:x2="26cm" svg:y2="10.893cm">
          <text:p/>
        </draw:line>
        <draw:line draw:style-name="gr10" draw:text-style-name="P1" draw:layer="layout" svg:x1="26cm" svg:y1="12.321cm" svg:x2="26cm" svg:y2="13.035cm">
          <text:p/>
        </draw:line>
        <draw:line draw:style-name="gr10" draw:text-style-name="P1" draw:layer="layout" svg:x1="24.928cm" svg:y1="12.679cm" svg:x2="24.214cm" svg:y2="12.679cm">
          <text:p/>
        </draw:line>
        <draw:line draw:style-name="gr10" draw:text-style-name="P1" draw:layer="layout" svg:x1="27.071cm" svg:y1="12.679cm" svg:x2="27.785cm" svg:y2="12.679cm">
          <text:p/>
        </draw:line>
        <draw:custom-shape draw:style-name="gr2" draw:text-style-name="P6" draw:layer="layout" svg:width="1.428cm" svg:height="1.429cm" svg:x="4.086cm" svg:y="9.107cm">
          <text:p text:style-name="P7"><text:span text:style-name="T4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429cm" svg:height="1.428cm" svg:x="3.571cm" svg:y="7.679cm">
          <text:p text:style-name="P7"><text:span text:style-name="T4">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428cm" svg:height="1.428cm" svg:x="4.729cm" svg:y="10.536cm">
          <text:p text:style-name="P7"><text:span text:style-name="T4">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429cm" svg:height="1.428cm" svg:x="6.157cm" svg:y="10.536cm">
          <text:p text:style-name="P7"><text:span text:style-name="T4">X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ike Stirling</meta:initial-creator>
    <meta:creation-date>2011-08-20T21:59:34</meta:creation-date>
    <dc:date>2011-08-20T23:07:52</dc:date>
    <dc:creator>Mike Stirling</dc:creator>
    <meta:editing-duration>PT24M47S</meta:editing-duration>
    <meta:editing-cycles>6</meta:editing-cycles>
    <meta:generator>LibreOffice/3.3$Linux LibreOffice_project/330m19$Build-202</meta:generator>
    <meta:document-statistic meta:object-count="88"/>
  </office:meta>
</office:document-meta>
</file>